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07in"/>
    </style:style>
    <style:style style:name="co3" style:family="table-column">
      <style:table-column-properties fo:break-before="auto" style:column-width="0.8965in"/>
    </style:style>
    <style:style style:name="co4" style:family="table-column">
      <style:table-column-properties fo:break-before="auto" style:column-width="1.1909in"/>
    </style:style>
    <style:style style:name="co5" style:family="table-column">
      <style:table-column-properties fo:break-before="auto" style:column-width="0.5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3"/>
    <style:style style:name="ce5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3"/>
    <style:style style:name="ce7" style:family="table-cell" style:parent-style-name="Default" style:data-style-name="N3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ATELLITE</text:p>
          </table:table-cell>
          <table:table-cell table:style-name="ce1" office:value-type="string" calcext:value-type="string">
            <text:p>LAUNCH</text:p>
          </table:table-cell>
          <table:table-cell table:style-name="ce1" office:value-type="string" calcext:value-type="string">
            <text:p>CEASE</text:p>
          </table:table-cell>
          <table:table-cell table:style-name="ce1" office:value-type="string" calcext:value-type="string">
            <text:p>DAYS ON ORBIT</text:p>
          </table:table-cell>
          <table:table-cell table:style-name="ce1"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01</text:p>
          </table:table-cell>
          <table:table-cell office:value-type="date" office:date-value="2018-11-28" calcext:value-type="date">
            <text:p>Nov 28 2018</text:p>
          </table:table-cell>
          <table:table-cell/>
          <table:table-cell table:formula="of:=DATEDIF([.B2]; IF([.C2]=&quot;&quot;; TODAY(); [.C2]); &quot;d&quot;)" office:value-type="float" office:value="1289" calcext:value-type="float">
            <text:p>1,289</text:p>
          </table:table-cell>
          <table:table-cell table:formula="of:=ROUND([.D2]/365.25; 2)" office:value-type="float" office:value="3.53" calcext:value-type="float">
            <text:p>3.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02</text:p>
          </table:table-cell>
          <table:table-cell office:value-type="date" office:date-value="2018-12-03" calcext:value-type="date">
            <text:p>Dec 03 2018</text:p>
          </table:table-cell>
          <table:table-cell/>
          <table:table-cell table:formula="of:=DATEDIF([.B3]; IF([.C3]=&quot;&quot;; TODAY(); [.C3]); &quot;d&quot;)" office:value-type="float" office:value="1284" calcext:value-type="float">
            <text:p>1,284</text:p>
          </table:table-cell>
          <table:table-cell table:formula="of:=ROUND([.D3]/365.25; 2)" office:value-type="float" office:value="3.52" calcext:value-type="float">
            <text:p>3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03</text:p>
          </table:table-cell>
          <table:table-cell office:value-type="date" office:date-value="2019-06-29" calcext:value-type="date">
            <text:p>Jun 29 2019</text:p>
          </table:table-cell>
          <table:table-cell office:value-type="date" office:date-value="2019-10-06" calcext:value-type="date">
            <text:p>Oct 06 2019</text:p>
          </table:table-cell>
          <table:table-cell table:formula="of:=DATEDIF([.B4]; IF([.C4]=&quot;&quot;; TODAY(); [.C4]); &quot;d&quot;)" office:value-type="float" office:value="99" calcext:value-type="float">
            <text:p>99</text:p>
          </table:table-cell>
          <table:table-cell table:formula="of:=ROUND([.D4]/365.25; 2)" office:value-type="float" office:value="0.27" calcext:value-type="float">
            <text:p>0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04</text:p>
          </table:table-cell>
          <table:table-cell office:value-type="date" office:date-value="2019-08-19" calcext:value-type="date">
            <text:p>Aug 19 2019</text:p>
          </table:table-cell>
          <table:table-cell/>
          <table:table-cell table:formula="of:=DATEDIF([.B5]; IF([.C5]=&quot;&quot;; TODAY(); [.C5]); &quot;d&quot;)" office:value-type="float" office:value="1025" calcext:value-type="float">
            <text:p>1,025</text:p>
          </table:table-cell>
          <table:table-cell table:formula="of:=ROUND([.D5]/365.25; 2)" office:value-type="float" office:value="2.81" calcext:value-type="float">
            <text:p>2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07</text:p>
          </table:table-cell>
          <table:table-cell office:value-type="date" office:date-value="2020-08-07" calcext:value-type="date">
            <text:p>Aug 07 2020</text:p>
          </table:table-cell>
          <table:table-cell/>
          <table:table-cell table:formula="of:=DATEDIF([.B8]; IF([.C8]=&quot;&quot;; TODAY(); [.C8]); &quot;d&quot;)" office:value-type="float" office:value="671" calcext:value-type="float">
            <text:p>671</text:p>
          </table:table-cell>
          <table:table-cell table:formula="of:=ROUND([.D8]/365.25; 2)" office:value-type="float" office:value="1.84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08</text:p>
          </table:table-cell>
          <table:table-cell office:value-type="date" office:date-value="2020-08-07" calcext:value-type="date">
            <text:p>Aug 07 2020</text:p>
          </table:table-cell>
          <table:table-cell/>
          <table:table-cell table:formula="of:=DATEDIF([.B9]; IF([.C9]=&quot;&quot;; TODAY(); [.C9]); &quot;d&quot;)" office:value-type="float" office:value="671" calcext:value-type="float">
            <text:p>671</text:p>
          </table:table-cell>
          <table:table-cell table:formula="of:=ROUND([.D9]/365.25; 2)" office:value-type="float" office:value="1.84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09</text:p>
          </table:table-cell>
          <table:table-cell office:value-type="date" office:date-value="2021-03-22" calcext:value-type="date">
            <text:p>Mar 22 2021</text:p>
          </table:table-cell>
          <table:table-cell/>
          <table:table-cell table:formula="of:=DATEDIF([.B10]; IF([.C10]=&quot;&quot;; TODAY(); [.C10]); &quot;d&quot;)" office:value-type="float" office:value="444" calcext:value-type="float">
            <text:p>444</text:p>
          </table:table-cell>
          <table:table-cell table:formula="of:=ROUND([.D10]/365.25; 2)" office:value-type="float" office:value="1.22" calcext:value-type="float">
            <text:p>1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0</text:p>
          </table:table-cell>
          <table:table-cell table:style-name="ce5" office:value-type="string" calcext:value-type="string">
            <text:p>---</text:p>
          </table:table-cell>
          <table:table-cell office:value-type="date" office:date-value="2021-05-15" calcext:value-type="date">
            <text:p>May 15 20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11</text:p>
          </table:table-cell>
          <table:table-cell table:style-name="ce5" office:value-type="string" calcext:value-type="string">
            <text:p>---</text:p>
          </table:table-cell>
          <table:table-cell office:value-type="date" office:date-value="2021-05-15" calcext:value-type="date">
            <text:p>May 15 20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12</text:p>
          </table:table-cell>
          <table:table-cell office:value-type="date" office:date-value="2021-12-02" calcext:value-type="date">
            <text:p>Dec 02 2021</text:p>
          </table:table-cell>
          <table:table-cell/>
          <table:table-cell table:formula="of:=DATEDIF([.B13]; IF([.C13]=&quot;&quot;; TODAY(); [.C13]); &quot;d&quot;)" office:value-type="float" office:value="189" calcext:value-type="float">
            <text:p>189</text:p>
          </table:table-cell>
          <table:table-cell table:formula="of:=ROUND([.D13]/365.25; 2)" office:value-type="float" office:value="0.52" calcext:value-type="float">
            <text:p>0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3</text:p>
          </table:table-cell>
          <table:table-cell office:value-type="date" office:date-value="2021-12-02" calcext:value-type="date">
            <text:p>Dec 02 2021</text:p>
          </table:table-cell>
          <table:table-cell/>
          <table:table-cell table:formula="of:=DATEDIF([.B14]; IF([.C14]=&quot;&quot;; TODAY(); [.C14]); &quot;d&quot;)" office:value-type="float" office:value="189" calcext:value-type="float">
            <text:p>189</text:p>
          </table:table-cell>
          <table:table-cell table:formula="of:=ROUND([.D14]/365.25; 2)" office:value-type="float" office:value="0.52" calcext:value-type="float">
            <text:p>0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4</text:p>
          </table:table-cell>
          <table:table-cell office:value-type="date" office:date-value="2021-11-17" calcext:value-type="date">
            <text:p>Nov 17 2021</text:p>
          </table:table-cell>
          <table:table-cell/>
          <table:table-cell table:formula="of:=DATEDIF([.B15]; IF([.C15]=&quot;&quot;; TODAY(); [.C15]); &quot;d&quot;)" office:value-type="float" office:value="204" calcext:value-type="float">
            <text:p>204</text:p>
          </table:table-cell>
          <table:table-cell table:formula="of:=ROUND([.D15]/365.25; 2)" office:value-type="float" office:value="0.56" calcext:value-type="float">
            <text:p>0.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5</text:p>
          </table:table-cell>
          <table:table-cell office:value-type="date" office:date-value="2021-11-17" calcext:value-type="date">
            <text:p>Nov 17 2021</text:p>
          </table:table-cell>
          <table:table-cell/>
          <table:table-cell table:formula="of:=DATEDIF([.B16]; IF([.C16]=&quot;&quot;; TODAY(); [.C16]); &quot;d&quot;)" office:value-type="float" office:value="204" calcext:value-type="float">
            <text:p>204</text:p>
          </table:table-cell>
          <table:table-cell table:formula="of:=ROUND([.D16]/365.25; 2)" office:value-type="float" office:value="0.56" calcext:value-type="float">
            <text:p>0.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6</text:p>
          </table:table-cell>
          <table:table-cell office:value-type="date" office:date-value="2021-12-08" calcext:value-type="date">
            <text:p>Dec 08 2021</text:p>
          </table:table-cell>
          <table:table-cell/>
          <table:table-cell table:formula="of:=DATEDIF([.B17]; IF([.C17]=&quot;&quot;; TODAY(); [.C17]); &quot;d&quot;)" office:value-type="float" office:value="183" calcext:value-type="float">
            <text:p>183</text:p>
          </table:table-cell>
          <table:table-cell table:formula="of:=ROUND([.D17]/365.25; 2)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7</text:p>
          </table:table-cell>
          <table:table-cell office:value-type="date" office:date-value="2021-12-08" calcext:value-type="date">
            <text:p>Dec 08 2021</text:p>
          </table:table-cell>
          <table:table-cell/>
          <table:table-cell table:formula="of:=DATEDIF([.B18]; IF([.C18]=&quot;&quot;; TODAY(); [.C18]); &quot;d&quot;)" office:value-type="float" office:value="183" calcext:value-type="float">
            <text:p>183</text:p>
          </table:table-cell>
          <table:table-cell table:formula="of:=ROUND([.D18]/365.25; 2)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8</text:p>
          </table:table-cell>
          <table:table-cell office:value-type="date" office:date-value="2022-04-02" calcext:value-type="date">
            <text:p>Apr 02 2022</text:p>
          </table:table-cell>
          <table:table-cell/>
          <table:table-cell table:formula="of:=DATEDIF([.B19]; IF([.C19]=&quot;&quot;; TODAY(); [.C19]); &quot;d&quot;)" office:value-type="float" office:value="68" calcext:value-type="float">
            <text:p>68</text:p>
          </table:table-cell>
          <table:table-cell table:formula="of:=ROUND([.D19]/365.25; 2)" office:value-type="float" office:value="0.19" calcext:value-type="float">
            <text:p>0.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20</text:p>
          </table:table-cell>
          <table:table-cell office:value-type="date" office:date-value="2022-04-02" calcext:value-type="date">
            <text:p>Apr 02 2022</text:p>
          </table:table-cell>
          <table:table-cell/>
          <table:table-cell table:formula="of:=DATEDIF([.B21]; IF([.C21]=&quot;&quot;; TODAY(); [.C21]); &quot;d&quot;)" office:value-type="float" office:value="68" calcext:value-type="float">
            <text:p>68</text:p>
          </table:table-cell>
          <table:table-cell table:formula="of:=ROUND([.D21]/365.25; 2)" office:value-type="float" office:value="0.19" calcext:value-type="float">
            <text:p>0.19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number-columns-repeated="2"/>
          <table:table-cell table:style-name="ce7" table:formula="of:=SUM([.D2:.D21])" office:value-type="float" office:value="6771" calcext:value-type="float">
            <text:p>6,771</text:p>
          </table:table-cell>
          <table:table-cell table:style-name="ce15" table:formula="of:=ROUND([.D23]/365.25; 2)" office:value-type="float" office:value="18.54" calcext:value-type="float">
            <text:p>18.54</text:p>
          </table:table-cell>
          <table:table-cell table:style-name="ce3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month number:textual="true"/>
      <number:text> </number:text>
      <number:year/>
    </number:date-style>
    <number:date-style style:name="N122" number:title="User-defined">
      <number:month number:textual="true"/>
      <number:text> </number:text>
      <number:year number:style="long"/>
    </number:date-style>
    <number:date-style style:name="N123">
      <number:month number:textual="true"/>
      <number:text> </number:text>
      <number:day number:style="long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20:34:25.876235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6:23:52.636487591</meta:creation-date>
    <dc:date>2022-06-09T20:37:26.822694677</dc:date>
    <meta:editing-duration>PT5M50S</meta:editing-duration>
    <meta:editing-cycles>2</meta:editing-cycles>
    <meta:generator>LibreOffice/6.4.7.2$Linux_X86_64 LibreOffice_project/40$Build-2</meta:generator>
    <meta:document-statistic meta:table-count="1" meta:cell-count="78" meta:object-count="0"/>
  </office:meta>
</office:document-meta>
</file>